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officeooo:rsid="0000bd6d" officeooo:paragraph-rsid="0000bd6d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00bd6d" officeooo:paragraph-rsid="0000bd6d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0bd6d" officeooo:paragraph-rsid="0000bd6d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fo:font-size="16pt" fo:font-weight="normal" officeooo:rsid="0000bd6d" officeooo:paragraph-rsid="0000bd6d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6pt" fo:font-weight="bold" officeooo:rsid="0000bd6d" officeooo:paragraph-rsid="0000bd6d" style:font-size-asian="14pt" style:font-weight-asian="bold" style:font-size-complex="16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fo:font-size="16pt" fo:font-weight="normal" officeooo:rsid="0000bd6d" officeooo:paragraph-rsid="0000bd6d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6pt" fo:font-weight="normal" officeooo:rsid="0000bd6d" officeooo:paragraph-rsid="0000bd6d" style:font-size-asian="14pt" style:font-weight-asian="normal" style:font-size-complex="16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color="#000000" fo:font-size="16pt" fo:font-weight="normal" officeooo:rsid="0002b6cb" officeooo:paragraph-rsid="0002b6cb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6pt" fo:font-weight="bold" officeooo:rsid="0000bd6d" officeooo:paragraph-rsid="0000bd6d" style:font-size-asian="14pt" style:font-weight-asian="bold" style:font-size-complex="16pt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6pt" fo:font-weight="normal" officeooo:rsid="0000bd6d" officeooo:paragraph-rsid="0000bd6d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font-weight="normal" officeooo:rsid="0000bd6d" officeooo:paragraph-rsid="0000bd6d" style:font-size-asian="14pt" style:font-weight-asian="normal" style:font-size-complex="16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e des fonctionnalités</text:p>
      <text:p text:style-name="P1"/>
      <text:p text:style-name="P3">I. Créer un compte</text:p>
      <text:p text:style-name="P7"/>
      <text:list xml:id="list3744811353" text:style-name="L1">
        <text:list-item>
          <text:p text:style-name="P6">EMAIL</text:p>
        </text:list-item>
        <text:list-item>
          <text:p text:style-name="P6">PRENOM</text:p>
        </text:list-item>
        <text:list-item>
          <text:p text:style-name="P6">NOM</text:p>
        </text:list-item>
        <text:list-item>
          <text:p text:style-name="P6">MOT DE PASSE</text:p>
        </text:list-item>
      </text:list>
      <text:p text:style-name="P4"/>
      <text:p text:style-name="P3">II. Modifier un compte</text:p>
      <text:p text:style-name="P3"/>
      <text:list xml:id="list2580604121" text:style-name="L2">
        <text:list-item>
          <text:p text:style-name="P10">PRENOM</text:p>
        </text:list-item>
        <text:list-item>
          <text:p text:style-name="P10">NOM</text:p>
        </text:list-item>
        <text:list-item>
          <text:p text:style-name="P10">MOT DE PASSE</text:p>
        </text:list-item>
      </text:list>
      <text:p text:style-name="P3"/>
      <text:p text:style-name="P3">III. Supprimer un compte</text:p>
      <text:p text:style-name="P2"/>
      <text:p text:style-name="P3">IV. Accéder à la version grand publique (Partie gratuite)</text:p>
      <text:p text:style-name="P2"/>
      <text:p text:style-name="P5">V. S’abonner à la version haute définition et bonus</text:p>
      <text:list xml:id="list559435921" text:style-name="L3">
        <text:list-item>
          <text:p text:style-name="P8">3 mois</text:p>
        </text:list-item>
        <text:list-item>
          <text:p text:style-name="P8">6 mois</text:p>
        </text:list-item>
        <text:list-item>
          <text:p text:style-name="P8">12 mois</text:p>
        </text:list-item>
      </text:list>
      <text:p text:style-name="P2"/>
      <text:p text:style-name="P5">VI. Envoi automatique d’e-mail à 3h du matin pour relancer en cas</text:p>
      <text:p text:style-name="P5">de durée d’abonnement restant infèrieur à 3 jour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1-03-08T14:00:08.724000000</dc:date>
    <meta:editing-duration>PT4M5S</meta:editing-duration>
    <meta:editing-cycles>2</meta:editing-cycles>
    <meta:document-statistic meta:table-count="0" meta:image-count="0" meta:object-count="0" meta:page-count="1" meta:paragraph-count="18" meta:word-count="80" meta:character-count="387" meta:non-whitespace-character-count="335"/>
  </office:meta>
</office:document-meta>
</file>